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00</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31" office:value-type="float" office:value="10" calcext:value-type="float">
            <text:p>10</text:p>
          </table:table-cell>
          <table:table-cell table:style-name="ce40" office:value-type="float" office:value="0" calcext:value-type="float">
            <text:p>0</text:p>
          </table:table-cell>
          <table:table-cell table:style-name="ce40"/>
          <table:table-cell table:style-name="ce40" office:value-type="string" calcext:value-type="string">
            <text:p>0x00</text:p>
          </table:table-cell>
          <table:table-cell table:style-name="ce40" office:value-type="float" office:value="2" calcext:value-type="float">
            <text:p>2</text:p>
          </table:table-cell>
          <table:table-cell table:style-name="ce55"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38" office:value-type="float" office:value="3" calcext:value-type="float">
            <text:p>3</text:p>
          </table:table-cell>
          <table:table-cell table:style-name="ce5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1" office:value-type="float" office:value="0" calcext:value-type="float">
            <text:p>0</text:p>
          </table:table-cell>
          <table:table-cell table:style-name="ce62" office:value-type="string" calcext:value-type="string">
            <text:p>道具１個目 (bit ?)</text:p>
          </table:table-cell>
          <table:table-cell table:style-name="ce62"/>
          <table:table-cell table:style-name="ce62" office:value-type="float" office:value="4" calcext:value-type="float">
            <text:p>4</text:p>
          </table:table-cell>
          <table:table-cell table:style-name="ce63"/>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4"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2]; 2 )" office:value-type="string" office:string-value="2B" calcext:value-type="string">
            <text:p>2B</text:p>
          </table:table-cell>
          <table:table-cell table:formula="of:=DEC2HEX( [.AF12]; 2 )" office:value-type="string" office:string-value="03" calcext:value-type="string">
            <text:p>03</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10" calcext:value-type="string">
            <text:p>1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9" calcext:value-type="string">
            <text:p>09</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3" calcext:value-type="float">
            <text:p>43</text:p>
          </table:table-cell>
          <table:table-cell table:formula="of:=MOD( [.BA12] - [.AZ12] + 60; 64 )" office:value-type="float" office:value="3" calcext:value-type="float">
            <text:p>3</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16" calcext:value-type="float">
            <text:p>16</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9" calcext:value-type="float">
            <text:p>9</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47" calcext:value-type="float">
            <text:p>47</text:p>
          </table:table-cell>
          <table:table-cell table:formula="of:=( SEARCH( MID( [.$B12]; 2; 1); [$リスト.$A$3] ) - 1 )" office:value-type="float" office:value="54" calcext:value-type="float">
            <text:p>54</text:p>
          </table:table-cell>
          <table:table-cell table:formula="of:=( SEARCH( MID( [.$B12]; 3; 1); [$リスト.$A$3] ) - 1 )" office:value-type="float" office:value="58" calcext:value-type="float">
            <text:p>58</text:p>
          </table:table-cell>
          <table:table-cell table:formula="of:=( SEARCH( MID( [.$B12]; 4; 1); [$リスト.$A$3] ) - 1 )" office:value-type="float" office:value="2" calcext:value-type="float">
            <text:p>2</text:p>
          </table:table-cell>
          <table:table-cell table:formula="of:=( SEARCH( MID( [.$B12]; 5; 1); [$リスト.$A$3] ) - 1 )" office:value-type="float" office:value="6" calcext:value-type="float">
            <text:p>6</text:p>
          </table:table-cell>
          <table:table-cell table:formula="of:=( SEARCH( MID( [.$D12]; 1; 1); [$リスト.$A$3] ) - 1 )" office:value-type="float" office:value="10" calcext:value-type="float">
            <text:p>10</text:p>
          </table:table-cell>
          <table:table-cell table:formula="of:=( SEARCH( MID( [.$D12]; 2; 1); [$リスト.$A$3] ) - 1 )" office:value-type="float" office:value="30" calcext:value-type="float">
            <text:p>30</text:p>
          </table:table-cell>
          <table:table-cell table:formula="of:=( SEARCH( MID( [.$D12]; 3; 1); [$リスト.$A$3] ) - 1 )" office:value-type="float" office:value="50" calcext:value-type="float">
            <text:p>50</text:p>
          </table:table-cell>
          <table:table-cell table:formula="of:=( SEARCH( MID( [.$D12]; 4; 1); [$リスト.$A$3] ) - 1 )" office:value-type="float" office:value="54" calcext:value-type="float">
            <text:p>54</text:p>
          </table:table-cell>
          <table:table-cell table:formula="of:=( SEARCH( MID( [.$D12]; 5; 1); [$リスト.$A$3] ) - 1 )" office:value-type="float" office:value="62" calcext:value-type="float">
            <text:p>62</text:p>
          </table:table-cell>
          <table:table-cell table:formula="of:=( SEARCH( MID( [.$D12]; 6; 1); [$リスト.$A$3] ) - 1 )" office:value-type="float" office:value="11" calcext:value-type="float">
            <text:p>11</text:p>
          </table:table-cell>
          <table:table-cell table:formula="of:=( SEARCH( MID( [.$D12]; 7; 1); [$リスト.$A$3] ) - 1 )" office:value-type="float" office:value="15" calcext:value-type="float">
            <text:p>15</text:p>
          </table:table-cell>
          <table:table-cell table:formula="of:=( SEARCH( MID( [.$F12]; 1; 1); [$リスト.$A$3] ) - 1 )" office:value-type="float" office:value="19" calcext:value-type="float">
            <text:p>19</text:p>
          </table:table-cell>
          <table:table-cell table:formula="of:=( SEARCH( MID( [.$F12]; 2; 1); [$リスト.$A$3] ) - 1 )" office:value-type="float" office:value="23" calcext:value-type="float">
            <text:p>23</text:p>
          </table:table-cell>
          <table:table-cell table:formula="of:=( SEARCH( MID( [.$F12]; 3; 1); [$リスト.$A$3] ) - 1 )" office:value-type="float" office:value="27" calcext:value-type="float">
            <text:p>27</text:p>
          </table:table-cell>
          <table:table-cell table:formula="of:=( SEARCH( MID( [.$F12]; 4; 1); [$リスト.$A$3] ) - 1 )" office:value-type="float" office:value="31" calcext:value-type="float">
            <text:p>31</text:p>
          </table:table-cell>
          <table:table-cell table:formula="of:=( SEARCH( MID( [.$F12]; 5; 1); [$リスト.$A$3] ) - 1 )" office:value-type="float" office:value="35" calcext:value-type="float">
            <text:p>35</text:p>
          </table:table-cell>
          <table:table-cell table:formula="of:=( SEARCH( MID( [.$H12]; 1; 1); [$リスト.$A$3] ) - 1 )" office:value-type="float" office:value="39" calcext:value-type="float">
            <text:p>39</text:p>
          </table:table-cell>
          <table:table-cell table:formula="of:=( SEARCH( MID( [.$H12]; 2; 1); [$リスト.$A$3] ) - 1 )" office:value-type="float" office:value="45" calcext:value-type="float">
            <text:p>45</text:p>
          </table:table-cell>
          <table:table-cell table:formula="of:=( SEARCH( MID( [.$H12]; 3; 1); [$リスト.$A$3] ) - 1 )" office:value-type="float" office:value="49" calcext:value-type="float">
            <text:p>49</text:p>
          </table:table-cell>
        </table:table-row>
        <table:table-row table:style-name="ro1">
          <table:table-cell office:value-type="float" office:value="2" calcext:value-type="float">
            <text:p>2</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3]; 2 )" office:value-type="string" office:string-value="2F" calcext:value-type="string">
            <text:p>2F</text:p>
          </table:table-cell>
          <table:table-cell table:formula="of:=DEC2HEX( [.AF13]; 2 )" office:value-type="string" office:string-value="00" calcext:value-type="string">
            <text:p>00</text:p>
          </table:table-cell>
          <table:table-cell table:formula="of:=DEC2HEX( [.AG13]; 2 )" office:value-type="string" office:string-value="00" calcext:value-type="string">
            <text:p>00</text:p>
          </table:table-cell>
          <table:table-cell table:formula="of:=DEC2HEX( [.AH13]; 2 )" office:value-type="string" office:string-value="04" calcext:value-type="string">
            <text:p>0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00" calcext:value-type="string">
            <text:p>0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47" calcext:value-type="float">
            <text:p>47</text:p>
          </table:table-cell>
          <table:table-cell table:formula="of:=MOD( [.BA13] - [.AZ13] + 60; 64 )" office:value-type="float" office:value="0" calcext:value-type="float">
            <text:p>0</text:p>
          </table:table-cell>
          <table:table-cell table:formula="of:=MOD( [.BB13] - [.BA13] + 60; 64 )" office:value-type="float" office:value="0" calcext:value-type="float">
            <text:p>0</text:p>
          </table:table-cell>
          <table:table-cell table:formula="of:=MOD( [.BC13] - [.BB13] + 60; 64 )" office:value-type="float" office:value="4" calcext:value-type="float">
            <text:p>4</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0" calcext:value-type="float">
            <text:p>0</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51" calcext:value-type="float">
            <text:p>51</text:p>
          </table:table-cell>
          <table:table-cell table:formula="of:=( SEARCH( MID( [.$B13]; 2; 1); [$リスト.$A$3] ) - 1 )" office:value-type="float" office:value="55" calcext:value-type="float">
            <text:p>55</text:p>
          </table:table-cell>
          <table:table-cell table:formula="of:=( SEARCH( MID( [.$B13]; 3; 1); [$リスト.$A$3] ) - 1 )" office:value-type="float" office:value="59" calcext:value-type="float">
            <text:p>59</text:p>
          </table:table-cell>
          <table:table-cell table:formula="of:=( SEARCH( MID( [.$B13]; 4; 1); [$リスト.$A$3] ) - 1 )" office:value-type="float" office:value="3" calcext:value-type="float">
            <text:p>3</text:p>
          </table:table-cell>
          <table:table-cell table:formula="of:=( SEARCH( MID( [.$B13]; 5; 1); [$リスト.$A$3] ) - 1 )" office:value-type="float" office:value="7" calcext:value-type="float">
            <text:p>7</text:p>
          </table:table-cell>
          <table:table-cell table:formula="of:=( SEARCH( MID( [.$D13]; 1; 1); [$リスト.$A$3] ) - 1 )" office:value-type="float" office:value="11" calcext:value-type="float">
            <text:p>11</text:p>
          </table:table-cell>
          <table:table-cell table:formula="of:=( SEARCH( MID( [.$D13]; 2; 1); [$リスト.$A$3] ) - 1 )" office:value-type="float" office:value="15" calcext:value-type="float">
            <text:p>15</text:p>
          </table:table-cell>
          <table:table-cell table:formula="of:=( SEARCH( MID( [.$D13]; 3; 1); [$リスト.$A$3] ) - 1 )" office:value-type="float" office:value="35" calcext:value-type="float">
            <text:p>35</text:p>
          </table:table-cell>
          <table:table-cell table:formula="of:=( SEARCH( MID( [.$D13]; 4; 1); [$リスト.$A$3] ) - 1 )" office:value-type="float" office:value="39" calcext:value-type="float">
            <text:p>39</text:p>
          </table:table-cell>
          <table:table-cell table:formula="of:=( SEARCH( MID( [.$D13]; 5; 1); [$リスト.$A$3] ) - 1 )" office:value-type="float" office:value="47" calcext:value-type="float">
            <text:p>47</text:p>
          </table:table-cell>
          <table:table-cell table:formula="of:=( SEARCH( MID( [.$D13]; 6; 1); [$リスト.$A$3] ) - 1 )" office:value-type="float" office:value="52" calcext:value-type="float">
            <text:p>52</text:p>
          </table:table-cell>
          <table:table-cell table:formula="of:=( SEARCH( MID( [.$D13]; 7; 1); [$リスト.$A$3] ) - 1 )" office:value-type="float" office:value="56" calcext:value-type="float">
            <text:p>56</text:p>
          </table:table-cell>
          <table:table-cell table:formula="of:=( SEARCH( MID( [.$F13]; 1; 1); [$リスト.$A$3] ) - 1 )" office:value-type="float" office:value="60" calcext:value-type="float">
            <text:p>60</text:p>
          </table:table-cell>
          <table:table-cell table:formula="of:=( SEARCH( MID( [.$F13]; 2; 1); [$リスト.$A$3] ) - 1 )" office:value-type="float" office:value="0" calcext:value-type="float">
            <text:p>0</text:p>
          </table:table-cell>
          <table:table-cell table:formula="of:=( SEARCH( MID( [.$F13]; 3; 1); [$リスト.$A$3] ) - 1 )" office:value-type="float" office:value="4" calcext:value-type="float">
            <text:p>4</text:p>
          </table:table-cell>
          <table:table-cell table:formula="of:=( SEARCH( MID( [.$F13]; 4; 1); [$リスト.$A$3] ) - 1 )" office:value-type="float" office:value="8" calcext:value-type="float">
            <text:p>8</text:p>
          </table:table-cell>
          <table:table-cell table:formula="of:=( SEARCH( MID( [.$F13]; 5; 1); [$リスト.$A$3] ) - 1 )" office:value-type="float" office:value="12" calcext:value-type="float">
            <text:p>12</text:p>
          </table:table-cell>
          <table:table-cell table:formula="of:=( SEARCH( MID( [.$H13]; 1; 1); [$リスト.$A$3] ) - 1 )" office:value-type="float" office:value="16" calcext:value-type="float">
            <text:p>16</text:p>
          </table:table-cell>
          <table:table-cell table:formula="of:=( SEARCH( MID( [.$H13]; 2; 1); [$リスト.$A$3] ) - 1 )" office:value-type="float" office:value="22" calcext:value-type="float">
            <text:p>22</text:p>
          </table:table-cell>
          <table:table-cell table:formula="of:=( SEARCH( MID( [.$H13];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4]; 2 )" office:value-type="string" office:string-value="0B" calcext:value-type="string">
            <text:p>0B</text:p>
          </table:table-cell>
          <table:table-cell table:formula="of:=DEC2HEX( [.AF14]; 2 )" office:value-type="string" office:string-value="01" calcext:value-type="string">
            <text:p>01</text:p>
          </table:table-cell>
          <table:table-cell table:formula="of:=DEC2HEX( [.AG14]; 2 )" office:value-type="string" office:string-value="00" calcext:value-type="string">
            <text:p>00</text:p>
          </table:table-cell>
          <table:table-cell table:formula="of:=DEC2HEX( [.AH14]; 2 )" office:value-type="string" office:string-value="24" calcext:value-type="string">
            <text:p>2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11" calcext:value-type="float">
            <text:p>11</text:p>
          </table:table-cell>
          <table:table-cell table:formula="of:=MOD( [.BA14] - [.AZ14] + 60; 64 )" office:value-type="float" office:value="1" calcext:value-type="float">
            <text:p>1</text:p>
          </table:table-cell>
          <table:table-cell table:formula="of:=MOD( [.BB14] - [.BA14] + 60; 64 )" office:value-type="float" office:value="0" calcext:value-type="float">
            <text:p>0</text:p>
          </table:table-cell>
          <table:table-cell table:formula="of:=MOD( [.BC14] - [.BB14] + 60; 64 )" office:value-type="float" office:value="36" calcext:value-type="float">
            <text:p>36</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15" calcext:value-type="float">
            <text:p>15</text:p>
          </table:table-cell>
          <table:table-cell table:formula="of:=( SEARCH( MID( [.$B14]; 2; 1); [$リスト.$A$3] ) - 1 )" office:value-type="float" office:value="20" calcext:value-type="float">
            <text:p>20</text:p>
          </table:table-cell>
          <table:table-cell table:formula="of:=( SEARCH( MID( [.$B14]; 3; 1); [$リスト.$A$3] ) - 1 )" office:value-type="float" office:value="24" calcext:value-type="float">
            <text:p>24</text:p>
          </table:table-cell>
          <table:table-cell table:formula="of:=( SEARCH( MID( [.$B14]; 4; 1); [$リスト.$A$3] ) - 1 )" office:value-type="float" office:value="0" calcext:value-type="float">
            <text:p>0</text:p>
          </table:table-cell>
          <table:table-cell table:formula="of:=( SEARCH( MID( [.$B14]; 5; 1); [$リスト.$A$3] ) - 1 )" office:value-type="float" office:value="4" calcext:value-type="float">
            <text:p>4</text:p>
          </table:table-cell>
          <table:table-cell table:formula="of:=( SEARCH( MID( [.$D14]; 1; 1); [$リスト.$A$3] ) - 1 )" office:value-type="float" office:value="8" calcext:value-type="float">
            <text:p>8</text:p>
          </table:table-cell>
          <table:table-cell table:formula="of:=( SEARCH( MID( [.$D14]; 2; 1); [$リスト.$A$3] ) - 1 )" office:value-type="float" office:value="28" calcext:value-type="float">
            <text:p>28</text:p>
          </table:table-cell>
          <table:table-cell table:formula="of:=( SEARCH( MID( [.$D14]; 3; 1); [$リスト.$A$3] ) - 1 )" office:value-type="float" office:value="48" calcext:value-type="float">
            <text:p>48</text:p>
          </table:table-cell>
          <table:table-cell table:formula="of:=( SEARCH( MID( [.$D14]; 4; 1); [$リスト.$A$3] ) - 1 )" office:value-type="float" office:value="52" calcext:value-type="float">
            <text:p>52</text:p>
          </table:table-cell>
          <table:table-cell table:formula="of:=( SEARCH( MID( [.$D14]; 5; 1); [$リスト.$A$3] ) - 1 )" office:value-type="float" office:value="60" calcext:value-type="float">
            <text:p>60</text:p>
          </table:table-cell>
          <table:table-cell table:formula="of:=( SEARCH( MID( [.$D14]; 6; 1); [$リスト.$A$3] ) - 1 )" office:value-type="float" office:value="9" calcext:value-type="float">
            <text:p>9</text:p>
          </table:table-cell>
          <table:table-cell table:formula="of:=( SEARCH( MID( [.$D14]; 7; 1); [$リスト.$A$3] ) - 1 )" office:value-type="float" office:value="13" calcext:value-type="float">
            <text:p>13</text:p>
          </table:table-cell>
          <table:table-cell table:formula="of:=( SEARCH( MID( [.$F14]; 1; 1); [$リスト.$A$3] ) - 1 )" office:value-type="float" office:value="17" calcext:value-type="float">
            <text:p>17</text:p>
          </table:table-cell>
          <table:table-cell table:formula="of:=( SEARCH( MID( [.$F14]; 2; 1); [$リスト.$A$3] ) - 1 )" office:value-type="float" office:value="21" calcext:value-type="float">
            <text:p>21</text:p>
          </table:table-cell>
          <table:table-cell table:formula="of:=( SEARCH( MID( [.$F14]; 3; 1); [$リスト.$A$3] ) - 1 )" office:value-type="float" office:value="25" calcext:value-type="float">
            <text:p>25</text:p>
          </table:table-cell>
          <table:table-cell table:formula="of:=( SEARCH( MID( [.$F14]; 4; 1); [$リスト.$A$3] ) - 1 )" office:value-type="float" office:value="29" calcext:value-type="float">
            <text:p>29</text:p>
          </table:table-cell>
          <table:table-cell table:formula="of:=( SEARCH( MID( [.$F14]; 5; 1); [$リスト.$A$3] ) - 1 )" office:value-type="float" office:value="33" calcext:value-type="float">
            <text:p>33</text:p>
          </table:table-cell>
          <table:table-cell table:formula="of:=( SEARCH( MID( [.$H14]; 1; 1); [$リスト.$A$3] ) - 1 )" office:value-type="float" office:value="37" calcext:value-type="float">
            <text:p>37</text:p>
          </table:table-cell>
          <table:table-cell table:formula="of:=( SEARCH( MID( [.$H14]; 2; 1); [$リスト.$A$3] ) - 1 )" office:value-type="float" office:value="43" calcext:value-type="float">
            <text:p>43</text:p>
          </table:table-cell>
          <table:table-cell table:formula="of:=( SEARCH( MID( [.$H14];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5]; 2 )" office:value-type="string" office:string-value="0A" calcext:value-type="string">
            <text:p>0A</text:p>
          </table:table-cell>
          <table:table-cell table:formula="of:=DEC2HEX( [.AF15]; 2 )" office:value-type="string" office:string-value="03" calcext:value-type="string">
            <text:p>03</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1" calcext:value-type="string">
            <text:p>01</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0" calcext:value-type="float">
            <text:p>10</text:p>
          </table:table-cell>
          <table:table-cell table:formula="of:=MOD( [.BA15] - [.AZ15] + 60; 64 )" office:value-type="float" office:value="3" calcext:value-type="float">
            <text:p>3</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1" calcext:value-type="float">
            <text:p>1</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4" calcext:value-type="float">
            <text:p>14</text:p>
          </table:table-cell>
          <table:table-cell table:formula="of:=( SEARCH( MID( [.$B15]; 2; 1); [$リスト.$A$3] ) - 1 )" office:value-type="float" office:value="21" calcext:value-type="float">
            <text:p>21</text:p>
          </table:table-cell>
          <table:table-cell table:formula="of:=( SEARCH( MID( [.$B15]; 3; 1); [$リスト.$A$3] ) - 1 )" office:value-type="float" office:value="25" calcext:value-type="float">
            <text:p>25</text:p>
          </table:table-cell>
          <table:table-cell table:formula="of:=( SEARCH( MID( [.$B15]; 4; 1); [$リスト.$A$3] ) - 1 )" office:value-type="float" office:value="1" calcext:value-type="float">
            <text:p>1</text:p>
          </table:table-cell>
          <table:table-cell table:formula="of:=( SEARCH( MID( [.$B15]; 5; 1); [$リスト.$A$3] ) - 1 )" office:value-type="float" office:value="5" calcext:value-type="float">
            <text:p>5</text:p>
          </table:table-cell>
          <table:table-cell table:formula="of:=( SEARCH( MID( [.$D15]; 1; 1); [$リスト.$A$3] ) - 1 )" office:value-type="float" office:value="9" calcext:value-type="float">
            <text:p>9</text:p>
          </table:table-cell>
          <table:table-cell table:formula="of:=( SEARCH( MID( [.$D15]; 2; 1); [$リスト.$A$3] ) - 1 )" office:value-type="float" office:value="29" calcext:value-type="float">
            <text:p>29</text:p>
          </table:table-cell>
          <table:table-cell table:formula="of:=( SEARCH( MID( [.$D15]; 3; 1); [$リスト.$A$3] ) - 1 )" office:value-type="float" office:value="49" calcext:value-type="float">
            <text:p>49</text:p>
          </table:table-cell>
          <table:table-cell table:formula="of:=( SEARCH( MID( [.$D15]; 4; 1); [$リスト.$A$3] ) - 1 )" office:value-type="float" office:value="53" calcext:value-type="float">
            <text:p>53</text:p>
          </table:table-cell>
          <table:table-cell table:formula="of:=( SEARCH( MID( [.$D15]; 5; 1); [$リスト.$A$3] ) - 1 )" office:value-type="float" office:value="61" calcext:value-type="float">
            <text:p>61</text:p>
          </table:table-cell>
          <table:table-cell table:formula="of:=( SEARCH( MID( [.$D15]; 6; 1); [$リスト.$A$3] ) - 1 )" office:value-type="float" office:value="2" calcext:value-type="float">
            <text:p>2</text:p>
          </table:table-cell>
          <table:table-cell table:formula="of:=( SEARCH( MID( [.$D15]; 7; 1); [$リスト.$A$3] ) - 1 )" office:value-type="float" office:value="6" calcext:value-type="float">
            <text:p>6</text:p>
          </table:table-cell>
          <table:table-cell table:formula="of:=( SEARCH( MID( [.$F15]; 1; 1); [$リスト.$A$3] ) - 1 )" office:value-type="float" office:value="10" calcext:value-type="float">
            <text:p>10</text:p>
          </table:table-cell>
          <table:table-cell table:formula="of:=( SEARCH( MID( [.$F15]; 2; 1); [$リスト.$A$3] ) - 1 )" office:value-type="float" office:value="14" calcext:value-type="float">
            <text:p>14</text:p>
          </table:table-cell>
          <table:table-cell table:formula="of:=( SEARCH( MID( [.$F15]; 3; 1); [$リスト.$A$3] ) - 1 )" office:value-type="float" office:value="18" calcext:value-type="float">
            <text:p>18</text:p>
          </table:table-cell>
          <table:table-cell table:formula="of:=( SEARCH( MID( [.$F15]; 4; 1); [$リスト.$A$3] ) - 1 )" office:value-type="float" office:value="22" calcext:value-type="float">
            <text:p>22</text:p>
          </table:table-cell>
          <table:table-cell table:formula="of:=( SEARCH( MID( [.$F15]; 5; 1); [$リスト.$A$3] ) - 1 )" office:value-type="float" office:value="26" calcext:value-type="float">
            <text:p>26</text:p>
          </table:table-cell>
          <table:table-cell table:formula="of:=( SEARCH( MID( [.$H15]; 1; 1); [$リスト.$A$3] ) - 1 )" office:value-type="float" office:value="30" calcext:value-type="float">
            <text:p>30</text:p>
          </table:table-cell>
          <table:table-cell table:formula="of:=( SEARCH( MID( [.$H15]; 2; 1); [$リスト.$A$3] ) - 1 )" office:value-type="float" office:value="36" calcext:value-type="float">
            <text:p>36</text:p>
          </table:table-cell>
          <table:table-cell table:formula="of:=( SEARCH( MID( [.$H15]; 3; 1); [$リスト.$A$3] ) - 1 )" office:value-type="float" office:value="40" calcext:value-type="float">
            <text:p>4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E17]; 2 )" office:value-type="string" office:string-value="21" calcext:value-type="string">
            <text:p>21</text:p>
          </table:table-cell>
          <table:table-cell table:formula="of:=DEC2HEX( [.AF17]; 2 )" office:value-type="string" office:string-value="01" calcext:value-type="string">
            <text:p>01</text:p>
          </table:table-cell>
          <table:table-cell table:formula="of:=DEC2HEX( [.AG17]; 2 )" office:value-type="string" office:string-value="00" calcext:value-type="string">
            <text:p>00</text:p>
          </table:table-cell>
          <table:table-cell table:formula="of:=DEC2HEX( [.AH17]; 2 )" office:value-type="string" office:string-value="04" calcext:value-type="string">
            <text:p>04</text:p>
          </table:table-cell>
          <table:table-cell table:formula="of:=DEC2HEX( [.AI17]; 2 )" office:value-type="string" office:string-value="00" calcext:value-type="string">
            <text:p>00</text:p>
          </table:table-cell>
          <table:table-cell table:formula="of:=DEC2HEX( [.AJ17]; 2 )" office:value-type="string" office:string-value="20" calcext:value-type="string">
            <text:p>20</text:p>
          </table:table-cell>
          <table:table-cell table:formula="of:=DEC2HEX( [.AK17]; 2 )" office:value-type="string" office:string-value="07" calcext:value-type="string">
            <text:p>07</text:p>
          </table:table-cell>
          <table:table-cell table:formula="of:=DEC2HEX( [.AL17]; 2 )" office:value-type="string" office:string-value="10" calcext:value-type="string">
            <text:p>10</text:p>
          </table:table-cell>
          <table:table-cell table:formula="of:=DEC2HEX( [.AM17]; 2 )" office:value-type="string" office:string-value="00" calcext:value-type="string">
            <text:p>00</text:p>
          </table:table-cell>
          <table:table-cell table:formula="of:=DEC2HEX( [.AN17]; 2 )" office:value-type="string" office:string-value="00" calcext:value-type="string">
            <text:p>00</text:p>
          </table:table-cell>
          <table:table-cell table:formula="of:=DEC2HEX( [.AO17]; 2 )" office:value-type="string" office:string-value="09" calcext:value-type="string">
            <text:p>09</text:p>
          </table:table-cell>
          <table:table-cell table:formula="of:=DEC2HEX( [.AP17]; 2 )" office:value-type="string" office:string-value="00" calcext:value-type="string">
            <text:p>0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0" calcext:value-type="string">
            <text:p>00</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2" calcext:value-type="string">
            <text:p>02</text:p>
          </table:table-cell>
          <table:table-cell table:formula="of:=DEC2HEX( [.AX17]; 2 )" office:value-type="string" office:string-value="00" calcext:value-type="string">
            <text:p>00</text:p>
          </table:table-cell>
          <table:table-cell/>
          <table:table-cell table:formula="of:=MOD( [.AZ17] + 60; 64 )" office:value-type="float" office:value="33" calcext:value-type="float">
            <text:p>33</text:p>
          </table:table-cell>
          <table:table-cell table:formula="of:=MOD( [.BA17] - [.AZ17] + 60; 64 )" office:value-type="float" office:value="1" calcext:value-type="float">
            <text:p>1</text:p>
          </table:table-cell>
          <table:table-cell table:formula="of:=MOD( [.BB17] - [.BA17] + 60; 64 )" office:value-type="float" office:value="0" calcext:value-type="float">
            <text:p>0</text:p>
          </table:table-cell>
          <table:table-cell table:formula="of:=MOD( [.BC17] - [.BB17] + 60; 64 )" office:value-type="float" office:value="4" calcext:value-type="float">
            <text:p>4</text:p>
          </table:table-cell>
          <table:table-cell table:formula="of:=MOD( [.BD17] - [.BC17] + 60; 64 )" office:value-type="float" office:value="0" calcext:value-type="float">
            <text:p>0</text:p>
          </table:table-cell>
          <table:table-cell table:formula="of:=MOD( [.BE17] - [.BD17] + 60; 64 )" office:value-type="float" office:value="32" calcext:value-type="float">
            <text:p>32</text:p>
          </table:table-cell>
          <table:table-cell table:formula="of:=MOD( [.BF17] - [.BE17] + 60; 64 )" office:value-type="float" office:value="7" calcext:value-type="float">
            <text:p>7</text:p>
          </table:table-cell>
          <table:table-cell table:formula="of:=MOD( [.BG17] - [.BF17] + 60; 64 )" office:value-type="float" office:value="16" calcext:value-type="float">
            <text:p>16</text:p>
          </table:table-cell>
          <table:table-cell table:formula="of:=MOD( [.BH17] - [.BG17] + 60; 64 )" office:value-type="float" office:value="0" calcext:value-type="float">
            <text:p>0</text:p>
          </table:table-cell>
          <table:table-cell table:formula="of:=MOD( [.BI17] - [.BH17] + 60; 64 )" office:value-type="float" office:value="0" calcext:value-type="float">
            <text:p>0</text:p>
          </table:table-cell>
          <table:table-cell table:formula="of:=MOD( [.BJ17] - [.BI17] + 60; 64 )" office:value-type="float" office:value="9" calcext:value-type="float">
            <text:p>9</text:p>
          </table:table-cell>
          <table:table-cell table:formula="of:=MOD( [.BK17] - [.BJ17] + 60; 64 )" office:value-type="float" office:value="0" calcext:value-type="float">
            <text:p>0</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0" calcext:value-type="float">
            <text:p>0</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2" calcext:value-type="float">
            <text:p>2</text:p>
          </table:table-cell>
          <table:table-cell table:formula="of:=MOD( [.BS17] - [.BR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2" calcext:value-type="float">
            <text:p>2</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E18]; 2 )" office:value-type="string" office:string-value="04" calcext:value-type="string">
            <text:p>04</text:p>
          </table:table-cell>
          <table:table-cell table:formula="of:=DEC2HEX( [.AF18]; 2 )" office:value-type="string" office:string-value="02" calcext:value-type="string">
            <text:p>02</text:p>
          </table:table-cell>
          <table:table-cell table:formula="of:=DEC2HEX( [.AG18]; 2 )" office:value-type="string" office:string-value="00" calcext:value-type="string">
            <text:p>00</text:p>
          </table:table-cell>
          <table:table-cell table:formula="of:=DEC2HEX( [.AH18]; 2 )" office:value-type="string" office:string-value="24" calcext:value-type="string">
            <text:p>24</text:p>
          </table:table-cell>
          <table:table-cell table:formula="of:=DEC2HEX( [.AI18]; 2 )" office:value-type="string" office:string-value="00" calcext:value-type="string">
            <text:p>00</text:p>
          </table:table-cell>
          <table:table-cell table:formula="of:=DEC2HEX( [.AJ18]; 2 )" office:value-type="string" office:string-value="20" calcext:value-type="string">
            <text:p>20</text:p>
          </table:table-cell>
          <table:table-cell table:formula="of:=DEC2HEX( [.AK18]; 2 )" office:value-type="string" office:string-value="17" calcext:value-type="string">
            <text:p>17</text:p>
          </table:table-cell>
          <table:table-cell table:formula="of:=DEC2HEX( [.AL18]; 2 )" office:value-type="string" office:string-value="10" calcext:value-type="string">
            <text:p>10</text:p>
          </table:table-cell>
          <table:table-cell table:formula="of:=DEC2HEX( [.AM18]; 2 )" office:value-type="string" office:string-value="00" calcext:value-type="string">
            <text:p>00</text:p>
          </table:table-cell>
          <table:table-cell table:formula="of:=DEC2HEX( [.AN18]; 2 )" office:value-type="string" office:string-value="00" calcext:value-type="string">
            <text:p>00</text:p>
          </table:table-cell>
          <table:table-cell table:formula="of:=DEC2HEX( [.AO18]; 2 )" office:value-type="string" office:string-value="09" calcext:value-type="string">
            <text:p>09</text:p>
          </table:table-cell>
          <table:table-cell table:formula="of:=DEC2HEX( [.AP18]; 2 )" office:value-type="string" office:string-value="00" calcext:value-type="string">
            <text:p>0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0" calcext:value-type="string">
            <text:p>00</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2" calcext:value-type="string">
            <text:p>02</text:p>
          </table:table-cell>
          <table:table-cell table:formula="of:=DEC2HEX( [.AX18]; 2 )" office:value-type="string" office:string-value="00" calcext:value-type="string">
            <text:p>00</text:p>
          </table:table-cell>
          <table:table-cell/>
          <table:table-cell table:formula="of:=MOD( [.AZ18] + 60; 64 )" office:value-type="float" office:value="4" calcext:value-type="float">
            <text:p>4</text:p>
          </table:table-cell>
          <table:table-cell table:formula="of:=MOD( [.BA18] - [.AZ18] + 60; 64 )" office:value-type="float" office:value="2" calcext:value-type="float">
            <text:p>2</text:p>
          </table:table-cell>
          <table:table-cell table:formula="of:=MOD( [.BB18] - [.BA18] + 60; 64 )" office:value-type="float" office:value="0" calcext:value-type="float">
            <text:p>0</text:p>
          </table:table-cell>
          <table:table-cell table:formula="of:=MOD( [.BC18] - [.BB18] + 60; 64 )" office:value-type="float" office:value="36" calcext:value-type="float">
            <text:p>36</text:p>
          </table:table-cell>
          <table:table-cell table:formula="of:=MOD( [.BD18] - [.BC18] + 60; 64 )" office:value-type="float" office:value="0" calcext:value-type="float">
            <text:p>0</text:p>
          </table:table-cell>
          <table:table-cell table:formula="of:=MOD( [.BE18] - [.BD18] + 60; 64 )" office:value-type="float" office:value="32" calcext:value-type="float">
            <text:p>32</text:p>
          </table:table-cell>
          <table:table-cell table:formula="of:=MOD( [.BF18] - [.BE18] + 60; 64 )" office:value-type="float" office:value="23" calcext:value-type="float">
            <text:p>23</text:p>
          </table:table-cell>
          <table:table-cell table:formula="of:=MOD( [.BG18] - [.BF18] + 60; 64 )" office:value-type="float" office:value="16" calcext:value-type="float">
            <text:p>16</text:p>
          </table:table-cell>
          <table:table-cell table:formula="of:=MOD( [.BH18] - [.BG18] + 60; 64 )" office:value-type="float" office:value="0" calcext:value-type="float">
            <text:p>0</text:p>
          </table:table-cell>
          <table:table-cell table:formula="of:=MOD( [.BI18] - [.BH18] + 60; 64 )" office:value-type="float" office:value="0" calcext:value-type="float">
            <text:p>0</text:p>
          </table:table-cell>
          <table:table-cell table:formula="of:=MOD( [.BJ18] - [.BI18] + 60; 64 )" office:value-type="float" office:value="9" calcext:value-type="float">
            <text:p>9</text:p>
          </table:table-cell>
          <table:table-cell table:formula="of:=MOD( [.BK18] - [.BJ18] + 60; 64 )" office:value-type="float" office:value="0" calcext:value-type="float">
            <text:p>0</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0" calcext:value-type="float">
            <text:p>0</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2" calcext:value-type="float">
            <text:p>2</text:p>
          </table:table-cell>
          <table:table-cell table:formula="of:=MOD( [.BS18] - [.BR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E20]; 2 )" office:value-type="string" office:string-value="1D" calcext:value-type="string">
            <text:p>1D</text:p>
          </table:table-cell>
          <table:table-cell table:formula="of:=DEC2HEX( [.AF20]; 2 )" office:value-type="string" office:string-value="03" calcext:value-type="string">
            <text:p>03</text:p>
          </table:table-cell>
          <table:table-cell table:formula="of:=DEC2HEX( [.AG20]; 2 )" office:value-type="string" office:string-value="00" calcext:value-type="string">
            <text:p>00</text:p>
          </table:table-cell>
          <table:table-cell table:formula="of:=DEC2HEX( [.AH20]; 2 )" office:value-type="string" office:string-value="04" calcext:value-type="string">
            <text:p>04</text:p>
          </table:table-cell>
          <table:table-cell table:formula="of:=DEC2HEX( [.AI20]; 2 )" office:value-type="string" office:string-value="00" calcext:value-type="string">
            <text:p>00</text:p>
          </table:table-cell>
          <table:table-cell table:formula="of:=DEC2HEX( [.AJ20]; 2 )" office:value-type="string" office:string-value="00" calcext:value-type="string">
            <text:p>00</text:p>
          </table:table-cell>
          <table:table-cell table:formula="of:=DEC2HEX( [.AK20]; 2 )" office:value-type="string" office:string-value="00" calcext:value-type="string">
            <text:p>00</text:p>
          </table:table-cell>
          <table:table-cell table:formula="of:=DEC2HEX( [.AL20]; 2 )" office:value-type="string" office:string-value="10" calcext:value-type="string">
            <text:p>10</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1" calcext:value-type="string">
            <text:p>01</text:p>
          </table:table-cell>
          <table:table-cell table:formula="of:=DEC2HEX( [.AP20]; 2 )" office:value-type="string" office:string-value="00" calcext:value-type="string">
            <text:p>0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0" calcext:value-type="string">
            <text:p>00</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12" calcext:value-type="string">
            <text:p>12</text:p>
          </table:table-cell>
          <table:table-cell table:formula="of:=DEC2HEX( [.AX20]; 2 )" office:value-type="string" office:string-value="00" calcext:value-type="string">
            <text:p>00</text:p>
          </table:table-cell>
          <table:table-cell/>
          <table:table-cell table:formula="of:=MOD( [.AZ20] + 60; 64 )" office:value-type="float" office:value="29" calcext:value-type="float">
            <text:p>29</text:p>
          </table:table-cell>
          <table:table-cell table:formula="of:=MOD( [.BA20] - [.AZ20] + 60; 64 )" office:value-type="float" office:value="3" calcext:value-type="float">
            <text:p>3</text:p>
          </table:table-cell>
          <table:table-cell table:formula="of:=MOD( [.BB20] - [.BA20] + 60; 64 )" office:value-type="float" office:value="0" calcext:value-type="float">
            <text:p>0</text:p>
          </table:table-cell>
          <table:table-cell table:formula="of:=MOD( [.BC20] - [.BB20] + 60; 64 )" office:value-type="float" office:value="4" calcext:value-type="float">
            <text:p>4</text:p>
          </table:table-cell>
          <table:table-cell table:formula="of:=MOD( [.BD20] - [.BC20] + 60; 64 )" office:value-type="float" office:value="0" calcext:value-type="float">
            <text:p>0</text:p>
          </table:table-cell>
          <table:table-cell table:formula="of:=MOD( [.BE20] - [.BD20] + 60; 64 )" office:value-type="float" office:value="0" calcext:value-type="float">
            <text:p>0</text:p>
          </table:table-cell>
          <table:table-cell table:formula="of:=MOD( [.BF20] - [.BE20] + 60; 64 )" office:value-type="float" office:value="0" calcext:value-type="float">
            <text:p>0</text:p>
          </table:table-cell>
          <table:table-cell table:formula="of:=MOD( [.BG20] - [.BF20] + 60; 64 )" office:value-type="float" office:value="16" calcext:value-type="float">
            <text:p>16</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1" calcext:value-type="float">
            <text:p>1</text:p>
          </table:table-cell>
          <table:table-cell table:formula="of:=MOD( [.BK20] - [.BJ20] + 60; 64 )" office:value-type="float" office:value="0" calcext:value-type="float">
            <text:p>0</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0" calcext:value-type="float">
            <text:p>0</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18" calcext:value-type="float">
            <text:p>18</text:p>
          </table:table-cell>
          <table:table-cell table:formula="of:=MOD( [.BS20] - [.BR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E21]; 2 )" office:value-type="string" office:string-value="3C" calcext:value-type="string">
            <text:p>3C</text:p>
          </table:table-cell>
          <table:table-cell table:formula="of:=DEC2HEX( [.AF21]; 2 )" office:value-type="string" office:string-value="03" calcext:value-type="string">
            <text:p>03</text:p>
          </table:table-cell>
          <table:table-cell table:formula="of:=DEC2HEX( [.AG21]; 2 )" office:value-type="string" office:string-value="00" calcext:value-type="string">
            <text:p>00</text:p>
          </table:table-cell>
          <table:table-cell table:formula="of:=DEC2HEX( [.AH21]; 2 )" office:value-type="string" office:string-value="24" calcext:value-type="string">
            <text:p>24</text:p>
          </table:table-cell>
          <table:table-cell table:formula="of:=DEC2HEX( [.AI21]; 2 )" office:value-type="string" office:string-value="00" calcext:value-type="string">
            <text:p>00</text:p>
          </table:table-cell>
          <table:table-cell table:formula="of:=DEC2HEX( [.AJ21]; 2 )" office:value-type="string" office:string-value="00" calcext:value-type="string">
            <text:p>00</text:p>
          </table:table-cell>
          <table:table-cell table:formula="of:=DEC2HEX( [.AK21]; 2 )" office:value-type="string" office:string-value="00" calcext:value-type="string">
            <text:p>00</text:p>
          </table:table-cell>
          <table:table-cell table:formula="of:=DEC2HEX( [.AL21]; 2 )" office:value-type="string" office:string-value="10" calcext:value-type="string">
            <text:p>10</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09" calcext:value-type="string">
            <text:p>09</text:p>
          </table:table-cell>
          <table:table-cell table:formula="of:=DEC2HEX( [.AP21]; 2 )" office:value-type="string" office:string-value="00" calcext:value-type="string">
            <text:p>0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0" calcext:value-type="string">
            <text:p>00</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12" calcext:value-type="string">
            <text:p>12</text:p>
          </table:table-cell>
          <table:table-cell table:formula="of:=DEC2HEX( [.AX21]; 2 )" office:value-type="string" office:string-value="00" calcext:value-type="string">
            <text:p>00</text:p>
          </table:table-cell>
          <table:table-cell/>
          <table:table-cell table:formula="of:=MOD( [.AZ21] + 60; 64 )" office:value-type="float" office:value="60" calcext:value-type="float">
            <text:p>60</text:p>
          </table:table-cell>
          <table:table-cell table:formula="of:=MOD( [.BA21] - [.AZ21] + 60; 64 )" office:value-type="float" office:value="3" calcext:value-type="float">
            <text:p>3</text:p>
          </table:table-cell>
          <table:table-cell table:formula="of:=MOD( [.BB21] - [.BA21] + 60; 64 )" office:value-type="float" office:value="0" calcext:value-type="float">
            <text:p>0</text:p>
          </table:table-cell>
          <table:table-cell table:formula="of:=MOD( [.BC21] - [.BB21] + 60; 64 )" office:value-type="float" office:value="36" calcext:value-type="float">
            <text:p>36</text:p>
          </table:table-cell>
          <table:table-cell table:formula="of:=MOD( [.BD21] - [.BC21] + 60; 64 )" office:value-type="float" office:value="0" calcext:value-type="float">
            <text:p>0</text:p>
          </table:table-cell>
          <table:table-cell table:formula="of:=MOD( [.BE21] - [.BD21] + 60; 64 )" office:value-type="float" office:value="0" calcext:value-type="float">
            <text:p>0</text:p>
          </table:table-cell>
          <table:table-cell table:formula="of:=MOD( [.BF21] - [.BE21] + 60; 64 )" office:value-type="float" office:value="0" calcext:value-type="float">
            <text:p>0</text:p>
          </table:table-cell>
          <table:table-cell table:formula="of:=MOD( [.BG21] - [.BF21] + 60; 64 )" office:value-type="float" office:value="16" calcext:value-type="float">
            <text:p>16</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9" calcext:value-type="float">
            <text:p>9</text:p>
          </table:table-cell>
          <table:table-cell table:formula="of:=MOD( [.BK21] - [.BJ21] + 60; 64 )" office:value-type="float" office:value="0" calcext:value-type="float">
            <text:p>0</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0" calcext:value-type="float">
            <text:p>0</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18" calcext:value-type="float">
            <text:p>18</text:p>
          </table:table-cell>
          <table:table-cell table:formula="of:=MOD( [.BS21] - [.BR21] + 60; 64 )" office:value-type="float" office:value="0" calcext:value-type="float">
            <text:p>0</text:p>
          </table:table-cell>
          <table:table-cell/>
          <table:table-cell table:formula="of:=( SEARCH( MID( [.$B21]; 1; 1); [$リスト.$A$3] ) - 1 )" office:value-type="float" office:value="0" calcext:value-type="float">
            <text:p>0</text:p>
          </table:table-cell>
          <table:table-cell table:formula="of:=( SEARCH( MID( [.$B21]; 2; 1); [$リスト.$A$3] ) - 1 )" office:value-type="float" office:value="7" calcext:value-type="float">
            <text:p>7</text:p>
          </table:table-cell>
          <table:table-cell table:formula="of:=( SEARCH( MID( [.$B21]; 3; 1); [$リスト.$A$3] ) - 1 )" office:value-type="float" office:value="11" calcext:value-type="float">
            <text:p>11</text:p>
          </table:table-cell>
          <table:table-cell table:formula="of:=( SEARCH( MID( [.$B21]; 4; 1); [$リスト.$A$3] ) - 1 )" office:value-type="float" office:value="51" calcext:value-type="float">
            <text:p>51</text:p>
          </table:table-cell>
          <table:table-cell table:formula="of:=( SEARCH( MID( [.$B21]; 5; 1); [$リスト.$A$3] ) - 1 )" office:value-type="float" office:value="55" calcext:value-type="float">
            <text:p>55</text:p>
          </table:table-cell>
          <table:table-cell table:formula="of:=( SEARCH( MID( [.$D21]; 1; 1); [$リスト.$A$3] ) - 1 )" office:value-type="float" office:value="59" calcext:value-type="float">
            <text:p>59</text:p>
          </table:table-cell>
          <table:table-cell table:formula="of:=( SEARCH( MID( [.$D21]; 2; 1); [$リスト.$A$3] ) - 1 )" office:value-type="float" office:value="63" calcext:value-type="float">
            <text:p>63</text:p>
          </table:table-cell>
          <table:table-cell table:formula="of:=( SEARCH( MID( [.$D21]; 3; 1); [$リスト.$A$3] ) - 1 )" office:value-type="float" office:value="19" calcext:value-type="float">
            <text:p>19</text:p>
          </table:table-cell>
          <table:table-cell table:formula="of:=( SEARCH( MID( [.$D21]; 4; 1); [$リスト.$A$3] ) - 1 )" office:value-type="float" office:value="23" calcext:value-type="float">
            <text:p>23</text:p>
          </table:table-cell>
          <table:table-cell table:formula="of:=( SEARCH( MID( [.$D21]; 5; 1); [$リスト.$A$3] ) - 1 )" office:value-type="float" office:value="27" calcext:value-type="float">
            <text:p>27</text:p>
          </table:table-cell>
          <table:table-cell table:formula="of:=( SEARCH( MID( [.$D21]; 6; 1); [$リスト.$A$3] ) - 1 )" office:value-type="float" office:value="40" calcext:value-type="float">
            <text:p>40</text:p>
          </table:table-cell>
          <table:table-cell table:formula="of:=( SEARCH( MID( [.$D21]; 7; 1); [$リスト.$A$3] ) - 1 )" office:value-type="float" office:value="44" calcext:value-type="float">
            <text:p>44</text:p>
          </table:table-cell>
          <table:table-cell table:formula="of:=( SEARCH( MID( [.$F21]; 1; 1); [$リスト.$A$3] ) - 1 )" office:value-type="float" office:value="48" calcext:value-type="float">
            <text:p>48</text:p>
          </table:table-cell>
          <table:table-cell table:formula="of:=( SEARCH( MID( [.$F21]; 2; 1); [$リスト.$A$3] ) - 1 )" office:value-type="float" office:value="52" calcext:value-type="float">
            <text:p>52</text:p>
          </table:table-cell>
          <table:table-cell table:formula="of:=( SEARCH( MID( [.$F21]; 3; 1); [$リスト.$A$3] ) - 1 )" office:value-type="float" office:value="56" calcext:value-type="float">
            <text:p>56</text:p>
          </table:table-cell>
          <table:table-cell table:formula="of:=( SEARCH( MID( [.$F21]; 4; 1); [$リスト.$A$3] ) - 1 )" office:value-type="float" office:value="60" calcext:value-type="float">
            <text:p>60</text:p>
          </table:table-cell>
          <table:table-cell table:formula="of:=( SEARCH( MID( [.$F21]; 5; 1); [$リスト.$A$3] ) - 1 )" office:value-type="float" office:value="0" calcext:value-type="float">
            <text:p>0</text:p>
          </table:table-cell>
          <table:table-cell table:formula="of:=( SEARCH( MID( [.$H21]; 1; 1); [$リスト.$A$3] ) - 1 )" office:value-type="float" office:value="4" calcext:value-type="float">
            <text:p>4</text:p>
          </table:table-cell>
          <table:table-cell table:formula="of:=( SEARCH( MID( [.$H21]; 2; 1); [$リスト.$A$3] ) - 1 )" office:value-type="float" office:value="26" calcext:value-type="float">
            <text:p>26</text:p>
          </table:table-cell>
          <table:table-cell table:formula="of:=( SEARCH( MID( [.$H21]; 3; 1); [$リスト.$A$3] ) - 1 )" office:value-type="float" office:value="30" calcext:value-type="float">
            <text:p>30</text:p>
          </table:table-cell>
        </table:table-row>
        <table:table-row table:style-name="ro1">
          <table:table-cell office:value-type="float" office:value="3" calcext:value-type="float">
            <text:p>3</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E22]; 2 )" office:value-type="string" office:string-value="18" calcext:value-type="string">
            <text:p>18</text:p>
          </table:table-cell>
          <table:table-cell table:formula="of:=DEC2HEX( [.AF22]; 2 )" office:value-type="string" office:string-value="02" calcext:value-type="string">
            <text:p>02</text:p>
          </table:table-cell>
          <table:table-cell table:formula="of:=DEC2HEX( [.AG22]; 2 )" office:value-type="string" office:string-value="00" calcext:value-type="string">
            <text:p>00</text:p>
          </table:table-cell>
          <table:table-cell table:formula="of:=DEC2HEX( [.AH22]; 2 )" office:value-type="string" office:string-value="04" calcext:value-type="string">
            <text:p>04</text:p>
          </table:table-cell>
          <table:table-cell table:formula="of:=DEC2HEX( [.AI22]; 2 )" office:value-type="string" office:string-value="00" calcext:value-type="string">
            <text:p>00</text:p>
          </table:table-cell>
          <table:table-cell table:formula="of:=DEC2HEX( [.AJ22]; 2 )" office:value-type="string" office:string-value="00" calcext:value-type="string">
            <text:p>00</text:p>
          </table:table-cell>
          <table:table-cell table:formula="of:=DEC2HEX( [.AK22]; 2 )" office:value-type="string" office:string-value="10" calcext:value-type="string">
            <text:p>10</text:p>
          </table:table-cell>
          <table:table-cell table:formula="of:=DEC2HEX( [.AL22]; 2 )" office:value-type="string" office:string-value="10" calcext:value-type="string">
            <text:p>10</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1" calcext:value-type="string">
            <text:p>01</text:p>
          </table:table-cell>
          <table:table-cell table:formula="of:=DEC2HEX( [.AP22]; 2 )" office:value-type="string" office:string-value="00" calcext:value-type="string">
            <text:p>0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0" calcext:value-type="string">
            <text:p>00</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12" calcext:value-type="string">
            <text:p>12</text:p>
          </table:table-cell>
          <table:table-cell table:formula="of:=DEC2HEX( [.AX22]; 2 )" office:value-type="string" office:string-value="00" calcext:value-type="string">
            <text:p>00</text:p>
          </table:table-cell>
          <table:table-cell/>
          <table:table-cell table:formula="of:=MOD( [.AZ22] + 60; 64 )" office:value-type="float" office:value="24" calcext:value-type="float">
            <text:p>24</text:p>
          </table:table-cell>
          <table:table-cell table:formula="of:=MOD( [.BA22] - [.AZ22] + 60; 64 )" office:value-type="float" office:value="2" calcext:value-type="float">
            <text:p>2</text:p>
          </table:table-cell>
          <table:table-cell table:formula="of:=MOD( [.BB22] - [.BA22] + 60; 64 )" office:value-type="float" office:value="0" calcext:value-type="float">
            <text:p>0</text:p>
          </table:table-cell>
          <table:table-cell table:formula="of:=MOD( [.BC22] - [.BB22] + 60; 64 )" office:value-type="float" office:value="4" calcext:value-type="float">
            <text:p>4</text:p>
          </table:table-cell>
          <table:table-cell table:formula="of:=MOD( [.BD22] - [.BC22] + 60; 64 )" office:value-type="float" office:value="0" calcext:value-type="float">
            <text:p>0</text:p>
          </table:table-cell>
          <table:table-cell table:formula="of:=MOD( [.BE22] - [.BD22] + 60; 64 )" office:value-type="float" office:value="0" calcext:value-type="float">
            <text:p>0</text:p>
          </table:table-cell>
          <table:table-cell table:formula="of:=MOD( [.BF22] - [.BE22] + 60; 64 )" office:value-type="float" office:value="16" calcext:value-type="float">
            <text:p>16</text:p>
          </table:table-cell>
          <table:table-cell table:formula="of:=MOD( [.BG22] - [.BF22] + 60; 64 )" office:value-type="float" office:value="16" calcext:value-type="float">
            <text:p>1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1" calcext:value-type="float">
            <text:p>1</text:p>
          </table:table-cell>
          <table:table-cell table:formula="of:=MOD( [.BK22] - [.BJ22] + 60; 64 )" office:value-type="float" office:value="0" calcext:value-type="float">
            <text:p>0</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0" calcext:value-type="float">
            <text:p>0</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18" calcext:value-type="float">
            <text:p>18</text:p>
          </table:table-cell>
          <table:table-cell table:formula="of:=MOD( [.BS22] - [.BR22] + 60; 64 )" office:value-type="float" office:value="0" calcext:value-type="float">
            <text:p>0</text:p>
          </table:table-cell>
          <table:table-cell/>
          <table:table-cell table:formula="of:=( SEARCH( MID( [.$B22]; 1; 1); [$リスト.$A$3] ) - 1 )" office:value-type="float" office:value="28" calcext:value-type="float">
            <text:p>28</text:p>
          </table:table-cell>
          <table:table-cell table:formula="of:=( SEARCH( MID( [.$B22]; 2; 1); [$リスト.$A$3] ) - 1 )" office:value-type="float" office:value="34" calcext:value-type="float">
            <text:p>34</text:p>
          </table:table-cell>
          <table:table-cell table:formula="of:=( SEARCH( MID( [.$B22]; 3; 1); [$リスト.$A$3] ) - 1 )" office:value-type="float" office:value="38" calcext:value-type="float">
            <text:p>38</text:p>
          </table:table-cell>
          <table:table-cell table:formula="of:=( SEARCH( MID( [.$B22]; 4; 1); [$リスト.$A$3] ) - 1 )" office:value-type="float" office:value="46" calcext:value-type="float">
            <text:p>46</text:p>
          </table:table-cell>
          <table:table-cell table:formula="of:=( SEARCH( MID( [.$B22]; 5; 1); [$リスト.$A$3] ) - 1 )" office:value-type="float" office:value="50" calcext:value-type="float">
            <text:p>50</text:p>
          </table:table-cell>
          <table:table-cell table:formula="of:=( SEARCH( MID( [.$D22]; 1; 1); [$リスト.$A$3] ) - 1 )" office:value-type="float" office:value="54" calcext:value-type="float">
            <text:p>54</text:p>
          </table:table-cell>
          <table:table-cell table:formula="of:=( SEARCH( MID( [.$D22]; 2; 1); [$リスト.$A$3] ) - 1 )" office:value-type="float" office:value="10" calcext:value-type="float">
            <text:p>10</text:p>
          </table:table-cell>
          <table:table-cell table:formula="of:=( SEARCH( MID( [.$D22]; 3; 1); [$リスト.$A$3] ) - 1 )" office:value-type="float" office:value="30" calcext:value-type="float">
            <text:p>30</text:p>
          </table:table-cell>
          <table:table-cell table:formula="of:=( SEARCH( MID( [.$D22]; 4; 1); [$リスト.$A$3] ) - 1 )" office:value-type="float" office:value="34" calcext:value-type="float">
            <text:p>34</text:p>
          </table:table-cell>
          <table:table-cell table:formula="of:=( SEARCH( MID( [.$D22]; 5; 1); [$リスト.$A$3] ) - 1 )" office:value-type="float" office:value="38" calcext:value-type="float">
            <text:p>38</text:p>
          </table:table-cell>
          <table:table-cell table:formula="of:=( SEARCH( MID( [.$D22]; 6; 1); [$リスト.$A$3] ) - 1 )" office:value-type="float" office:value="43" calcext:value-type="float">
            <text:p>43</text:p>
          </table:table-cell>
          <table:table-cell table:formula="of:=( SEARCH( MID( [.$D22]; 7; 1); [$リスト.$A$3] ) - 1 )" office:value-type="float" office:value="47" calcext:value-type="float">
            <text:p>47</text:p>
          </table:table-cell>
          <table:table-cell table:formula="of:=( SEARCH( MID( [.$F22]; 1; 1); [$リスト.$A$3] ) - 1 )" office:value-type="float" office:value="51" calcext:value-type="float">
            <text:p>51</text:p>
          </table:table-cell>
          <table:table-cell table:formula="of:=( SEARCH( MID( [.$F22]; 2; 1); [$リスト.$A$3] ) - 1 )" office:value-type="float" office:value="55" calcext:value-type="float">
            <text:p>55</text:p>
          </table:table-cell>
          <table:table-cell table:formula="of:=( SEARCH( MID( [.$F22]; 3; 1); [$リスト.$A$3] ) - 1 )" office:value-type="float" office:value="59" calcext:value-type="float">
            <text:p>59</text:p>
          </table:table-cell>
          <table:table-cell table:formula="of:=( SEARCH( MID( [.$F22]; 4; 1); [$リスト.$A$3] ) - 1 )" office:value-type="float" office:value="63" calcext:value-type="float">
            <text:p>63</text:p>
          </table:table-cell>
          <table:table-cell table:formula="of:=( SEARCH( MID( [.$F22]; 5; 1); [$リスト.$A$3] ) - 1 )" office:value-type="float" office:value="3" calcext:value-type="float">
            <text:p>3</text:p>
          </table:table-cell>
          <table:table-cell table:formula="of:=( SEARCH( MID( [.$H22]; 1; 1); [$リスト.$A$3] ) - 1 )" office:value-type="float" office:value="7" calcext:value-type="float">
            <text:p>7</text:p>
          </table:table-cell>
          <table:table-cell table:formula="of:=( SEARCH( MID( [.$H22]; 2; 1); [$リスト.$A$3] ) - 1 )" office:value-type="float" office:value="29" calcext:value-type="float">
            <text:p>29</text:p>
          </table:table-cell>
          <table:table-cell table:formula="of:=( SEARCH( MID( [.$H22]; 3; 1); [$リスト.$A$3] ) - 1 )" office:value-type="float" office:value="33" calcext:value-type="float">
            <text:p>33</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24]; 2 )" office:value-type="string" office:string-value="1A" calcext:value-type="string">
            <text:p>1A</text:p>
          </table:table-cell>
          <table:table-cell table:formula="of:=DEC2HEX( [.AF24]; 2 )" office:value-type="string" office:string-value="03" calcext:value-type="string">
            <text:p>03</text:p>
          </table:table-cell>
          <table:table-cell table:formula="of:=DEC2HEX( [.AG24]; 2 )" office:value-type="string" office:string-value="10" calcext:value-type="string">
            <text:p>10</text:p>
          </table:table-cell>
          <table:table-cell table:formula="of:=DEC2HEX( [.AH24]; 2 )" office:value-type="string" office:string-value="04" calcext:value-type="string">
            <text:p>04</text:p>
          </table:table-cell>
          <table:table-cell table:formula="of:=DEC2HEX( [.AI24]; 2 )" office:value-type="string" office:string-value="00" calcext:value-type="string">
            <text:p>00</text:p>
          </table:table-cell>
          <table:table-cell table:formula="of:=DEC2HEX( [.AJ24]; 2 )" office:value-type="string" office:string-value="00" calcext:value-type="string">
            <text:p>00</text:p>
          </table:table-cell>
          <table:table-cell table:formula="of:=DEC2HEX( [.AK24]; 2 )" office:value-type="string" office:string-value="10" calcext:value-type="string">
            <text:p>10</text:p>
          </table:table-cell>
          <table:table-cell table:formula="of:=DEC2HEX( [.AL24]; 2 )" office:value-type="string" office:string-value="10" calcext:value-type="string">
            <text:p>10</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01" calcext:value-type="string">
            <text:p>01</text:p>
          </table:table-cell>
          <table:table-cell table:formula="of:=DEC2HEX( [.AP24]; 2 )" office:value-type="string" office:string-value="00" calcext:value-type="string">
            <text:p>0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0" calcext:value-type="string">
            <text:p>00</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2" calcext:value-type="string">
            <text:p>02</text:p>
          </table:table-cell>
          <table:table-cell table:formula="of:=DEC2HEX( [.AX24]; 2 )" office:value-type="string" office:string-value="00" calcext:value-type="string">
            <text:p>00</text:p>
          </table:table-cell>
          <table:table-cell/>
          <table:table-cell table:formula="of:=MOD( [.AZ24] + 60; 64 )" office:value-type="float" office:value="26" calcext:value-type="float">
            <text:p>26</text:p>
          </table:table-cell>
          <table:table-cell table:formula="of:=MOD( [.BA24] - [.AZ24] + 60; 64 )" office:value-type="float" office:value="3" calcext:value-type="float">
            <text:p>3</text:p>
          </table:table-cell>
          <table:table-cell table:formula="of:=MOD( [.BB24] - [.BA24] + 60; 64 )" office:value-type="float" office:value="16" calcext:value-type="float">
            <text:p>16</text:p>
          </table:table-cell>
          <table:table-cell table:formula="of:=MOD( [.BC24] - [.BB24] + 60; 64 )" office:value-type="float" office:value="4" calcext:value-type="float">
            <text:p>4</text:p>
          </table:table-cell>
          <table:table-cell table:formula="of:=MOD( [.BD24] - [.BC24] + 60; 64 )" office:value-type="float" office:value="0" calcext:value-type="float">
            <text:p>0</text:p>
          </table:table-cell>
          <table:table-cell table:formula="of:=MOD( [.BE24] - [.BD24] + 60; 64 )" office:value-type="float" office:value="0" calcext:value-type="float">
            <text:p>0</text:p>
          </table:table-cell>
          <table:table-cell table:formula="of:=MOD( [.BF24] - [.BE24] + 60; 64 )" office:value-type="float" office:value="16" calcext:value-type="float">
            <text:p>16</text:p>
          </table:table-cell>
          <table:table-cell table:formula="of:=MOD( [.BG24] - [.BF24] + 60; 64 )" office:value-type="float" office:value="16" calcext:value-type="float">
            <text:p>16</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 calcext:value-type="float">
            <text:p>1</text:p>
          </table:table-cell>
          <table:table-cell table:formula="of:=MOD( [.BK24] - [.BJ24] + 60; 64 )" office:value-type="float" office:value="0" calcext:value-type="float">
            <text:p>0</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0" calcext:value-type="float">
            <text:p>0</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2" calcext:value-type="float">
            <text:p>2</text:p>
          </table:table-cell>
          <table:table-cell table:formula="of:=MOD( [.BS24] - [.BR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E25]; 2 )" office:value-type="string" office:string-value="3E" calcext:value-type="string">
            <text:p>3E</text:p>
          </table:table-cell>
          <table:table-cell table:formula="of:=DEC2HEX( [.AF25]; 2 )" office:value-type="string" office:string-value="02" calcext:value-type="string">
            <text:p>02</text:p>
          </table:table-cell>
          <table:table-cell table:formula="of:=DEC2HEX( [.AG25]; 2 )" office:value-type="string" office:string-value="10" calcext:value-type="string">
            <text:p>10</text:p>
          </table:table-cell>
          <table:table-cell table:formula="of:=DEC2HEX( [.AH25]; 2 )" office:value-type="string" office:string-value="24" calcext:value-type="string">
            <text:p>24</text:p>
          </table:table-cell>
          <table:table-cell table:formula="of:=DEC2HEX( [.AI25]; 2 )" office:value-type="string" office:string-value="00" calcext:value-type="string">
            <text:p>00</text:p>
          </table:table-cell>
          <table:table-cell table:formula="of:=DEC2HEX( [.AJ25]; 2 )" office:value-type="string" office:string-value="00" calcext:value-type="string">
            <text:p>00</text:p>
          </table:table-cell>
          <table:table-cell table:formula="of:=DEC2HEX( [.AK25]; 2 )" office:value-type="string" office:string-value="00" calcext:value-type="string">
            <text:p>00</text:p>
          </table:table-cell>
          <table:table-cell table:formula="of:=DEC2HEX( [.AL25]; 2 )" office:value-type="string" office:string-value="10" calcext:value-type="string">
            <text:p>10</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9" calcext:value-type="string">
            <text:p>09</text:p>
          </table:table-cell>
          <table:table-cell table:formula="of:=DEC2HEX( [.AP25]; 2 )" office:value-type="string" office:string-value="00" calcext:value-type="string">
            <text:p>0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0" calcext:value-type="string">
            <text:p>00</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2" calcext:value-type="string">
            <text:p>02</text:p>
          </table:table-cell>
          <table:table-cell table:formula="of:=DEC2HEX( [.AX25]; 2 )" office:value-type="string" office:string-value="00" calcext:value-type="string">
            <text:p>00</text:p>
          </table:table-cell>
          <table:table-cell/>
          <table:table-cell table:formula="of:=MOD( [.AZ25] + 60; 64 )" office:value-type="float" office:value="62" calcext:value-type="float">
            <text:p>62</text:p>
          </table:table-cell>
          <table:table-cell table:formula="of:=MOD( [.BA25] - [.AZ25] + 60; 64 )" office:value-type="float" office:value="2" calcext:value-type="float">
            <text:p>2</text:p>
          </table:table-cell>
          <table:table-cell table:formula="of:=MOD( [.BB25] - [.BA25] + 60; 64 )" office:value-type="float" office:value="16" calcext:value-type="float">
            <text:p>16</text:p>
          </table:table-cell>
          <table:table-cell table:formula="of:=MOD( [.BC25] - [.BB25] + 60; 64 )" office:value-type="float" office:value="36" calcext:value-type="float">
            <text:p>36</text:p>
          </table:table-cell>
          <table:table-cell table:formula="of:=MOD( [.BD25] - [.BC25] + 60; 64 )" office:value-type="float" office:value="0" calcext:value-type="float">
            <text:p>0</text:p>
          </table:table-cell>
          <table:table-cell table:formula="of:=MOD( [.BE25] - [.BD25] + 60; 64 )" office:value-type="float" office:value="0" calcext:value-type="float">
            <text:p>0</text:p>
          </table:table-cell>
          <table:table-cell table:formula="of:=MOD( [.BF25] - [.BE25] + 60; 64 )" office:value-type="float" office:value="0" calcext:value-type="float">
            <text:p>0</text:p>
          </table:table-cell>
          <table:table-cell table:formula="of:=MOD( [.BG25] - [.BF25] + 60; 64 )" office:value-type="float" office:value="16" calcext:value-type="float">
            <text:p>1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9" calcext:value-type="float">
            <text:p>9</text:p>
          </table:table-cell>
          <table:table-cell table:formula="of:=MOD( [.BK25] - [.BJ25] + 60; 64 )" office:value-type="float" office:value="0" calcext:value-type="float">
            <text:p>0</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0" calcext:value-type="float">
            <text:p>0</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2" calcext:value-type="float">
            <text:p>2</text:p>
          </table:table-cell>
          <table:table-cell table:formula="of:=MOD( [.BS25] - [.BR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E27]; 2 )" office:value-type="string" office:string-value="1B" calcext:value-type="string">
            <text:p>1B</text:p>
          </table:table-cell>
          <table:table-cell table:formula="of:=DEC2HEX( [.AF27]; 2 )" office:value-type="string" office:string-value="03" calcext:value-type="string">
            <text:p>03</text:p>
          </table:table-cell>
          <table:table-cell table:formula="of:=DEC2HEX( [.AG27]; 2 )" office:value-type="string" office:string-value="00" calcext:value-type="string">
            <text:p>00</text:p>
          </table:table-cell>
          <table:table-cell table:formula="of:=DEC2HEX( [.AH27]; 2 )" office:value-type="string" office:string-value="04" calcext:value-type="string">
            <text:p>04</text:p>
          </table:table-cell>
          <table:table-cell table:formula="of:=DEC2HEX( [.AI27]; 2 )" office:value-type="string" office:string-value="00" calcext:value-type="string">
            <text:p>00</text:p>
          </table:table-cell>
          <table:table-cell table:formula="of:=DEC2HEX( [.AJ27]; 2 )" office:value-type="string" office:string-value="00" calcext:value-type="string">
            <text:p>00</text:p>
          </table:table-cell>
          <table:table-cell table:formula="of:=DEC2HEX( [.AK27]; 2 )" office:value-type="string" office:string-value="10" calcext:value-type="string">
            <text:p>10</text:p>
          </table:table-cell>
          <table:table-cell table:formula="of:=DEC2HEX( [.AL27]; 2 )" office:value-type="string" office:string-value="10" calcext:value-type="string">
            <text:p>10</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1" calcext:value-type="string">
            <text:p>01</text:p>
          </table:table-cell>
          <table:table-cell table:formula="of:=DEC2HEX( [.AP27]; 2 )" office:value-type="string" office:string-value="00" calcext:value-type="string">
            <text:p>0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0" calcext:value-type="string">
            <text:p>00</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8" calcext:value-type="string">
            <text:p>08</text:p>
          </table:table-cell>
          <table:table-cell table:formula="of:=DEC2HEX( [.AW27]; 2 )" office:value-type="string" office:string-value="02" calcext:value-type="string">
            <text:p>02</text:p>
          </table:table-cell>
          <table:table-cell table:formula="of:=DEC2HEX( [.AX27]; 2 )" office:value-type="string" office:string-value="00" calcext:value-type="string">
            <text:p>00</text:p>
          </table:table-cell>
          <table:table-cell/>
          <table:table-cell table:formula="of:=MOD( [.AZ27] + 60; 64 )" office:value-type="float" office:value="27" calcext:value-type="float">
            <text:p>27</text:p>
          </table:table-cell>
          <table:table-cell table:formula="of:=MOD( [.BA27] - [.AZ27] + 60; 64 )" office:value-type="float" office:value="3" calcext:value-type="float">
            <text:p>3</text:p>
          </table:table-cell>
          <table:table-cell table:formula="of:=MOD( [.BB27] - [.BA27] + 60; 64 )" office:value-type="float" office:value="0" calcext:value-type="float">
            <text:p>0</text:p>
          </table:table-cell>
          <table:table-cell table:formula="of:=MOD( [.BC27] - [.BB27] + 60; 64 )" office:value-type="float" office:value="4" calcext:value-type="float">
            <text:p>4</text:p>
          </table:table-cell>
          <table:table-cell table:formula="of:=MOD( [.BD27] - [.BC27] + 60; 64 )" office:value-type="float" office:value="0" calcext:value-type="float">
            <text:p>0</text:p>
          </table:table-cell>
          <table:table-cell table:formula="of:=MOD( [.BE27] - [.BD27] + 60; 64 )" office:value-type="float" office:value="0" calcext:value-type="float">
            <text:p>0</text:p>
          </table:table-cell>
          <table:table-cell table:formula="of:=MOD( [.BF27] - [.BE27] + 60; 64 )" office:value-type="float" office:value="16" calcext:value-type="float">
            <text:p>16</text:p>
          </table:table-cell>
          <table:table-cell table:formula="of:=MOD( [.BG27] - [.BF27] + 60; 64 )" office:value-type="float" office:value="16" calcext:value-type="float">
            <text:p>16</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1" calcext:value-type="float">
            <text:p>1</text:p>
          </table:table-cell>
          <table:table-cell table:formula="of:=MOD( [.BK27] - [.BJ27] + 60; 64 )" office:value-type="float" office:value="0" calcext:value-type="float">
            <text:p>0</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0" calcext:value-type="float">
            <text:p>0</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8" calcext:value-type="float">
            <text:p>8</text:p>
          </table:table-cell>
          <table:table-cell table:formula="of:=MOD( [.BR27] - [.BQ27] + 60; 64 )" office:value-type="float" office:value="2" calcext:value-type="float">
            <text:p>2</text:p>
          </table:table-cell>
          <table:table-cell table:formula="of:=MOD( [.BS27] - [.BR27] + 60; 64 )" office:value-type="float" office:value="0" calcext:value-type="float">
            <text:p>0</text:p>
          </table:table-cell>
          <table:table-cell/>
          <table:table-cell table:formula="of:=( SEARCH( MID( [.$B27]; 1; 1); [$リスト.$A$3] ) - 1 )" office:value-type="float" office:value="31" calcext:value-type="float">
            <text:p>31</text:p>
          </table:table-cell>
          <table:table-cell table:formula="of:=( SEARCH( MID( [.$B27]; 2; 1); [$リスト.$A$3] ) - 1 )" office:value-type="float" office:value="38" calcext:value-type="float">
            <text:p>38</text:p>
          </table:table-cell>
          <table:table-cell table:formula="of:=( SEARCH( MID( [.$B27]; 3; 1); [$リスト.$A$3] ) - 1 )" office:value-type="float" office:value="42" calcext:value-type="float">
            <text:p>42</text:p>
          </table:table-cell>
          <table:table-cell table:formula="of:=( SEARCH( MID( [.$B27]; 4; 1); [$リスト.$A$3] ) - 1 )" office:value-type="float" office:value="50" calcext:value-type="float">
            <text:p>50</text:p>
          </table:table-cell>
          <table:table-cell table:formula="of:=( SEARCH( MID( [.$B27]; 5; 1); [$リスト.$A$3] ) - 1 )" office:value-type="float" office:value="54" calcext:value-type="float">
            <text:p>54</text:p>
          </table:table-cell>
          <table:table-cell table:formula="of:=( SEARCH( MID( [.$D27]; 1; 1); [$リスト.$A$3] ) - 1 )" office:value-type="float" office:value="58" calcext:value-type="float">
            <text:p>58</text:p>
          </table:table-cell>
          <table:table-cell table:formula="of:=( SEARCH( MID( [.$D27]; 2; 1); [$リスト.$A$3] ) - 1 )" office:value-type="float" office:value="14" calcext:value-type="float">
            <text:p>14</text:p>
          </table:table-cell>
          <table:table-cell table:formula="of:=( SEARCH( MID( [.$D27]; 3; 1); [$リスト.$A$3] ) - 1 )" office:value-type="float" office:value="34" calcext:value-type="float">
            <text:p>34</text:p>
          </table:table-cell>
          <table:table-cell table:formula="of:=( SEARCH( MID( [.$D27]; 4; 1); [$リスト.$A$3] ) - 1 )" office:value-type="float" office:value="38" calcext:value-type="float">
            <text:p>38</text:p>
          </table:table-cell>
          <table:table-cell table:formula="of:=( SEARCH( MID( [.$D27]; 5; 1); [$リスト.$A$3] ) - 1 )" office:value-type="float" office:value="42" calcext:value-type="float">
            <text:p>42</text:p>
          </table:table-cell>
          <table:table-cell table:formula="of:=( SEARCH( MID( [.$D27]; 6; 1); [$リスト.$A$3] ) - 1 )" office:value-type="float" office:value="47" calcext:value-type="float">
            <text:p>47</text:p>
          </table:table-cell>
          <table:table-cell table:formula="of:=( SEARCH( MID( [.$D27]; 7; 1); [$リスト.$A$3] ) - 1 )" office:value-type="float" office:value="51" calcext:value-type="float">
            <text:p>51</text:p>
          </table:table-cell>
          <table:table-cell table:formula="of:=( SEARCH( MID( [.$F27]; 1; 1); [$リスト.$A$3] ) - 1 )" office:value-type="float" office:value="55" calcext:value-type="float">
            <text:p>55</text:p>
          </table:table-cell>
          <table:table-cell table:formula="of:=( SEARCH( MID( [.$F27]; 2; 1); [$リスト.$A$3] ) - 1 )" office:value-type="float" office:value="59" calcext:value-type="float">
            <text:p>59</text:p>
          </table:table-cell>
          <table:table-cell table:formula="of:=( SEARCH( MID( [.$F27]; 3; 1); [$リスト.$A$3] ) - 1 )" office:value-type="float" office:value="63" calcext:value-type="float">
            <text:p>63</text:p>
          </table:table-cell>
          <table:table-cell table:formula="of:=( SEARCH( MID( [.$F27]; 4; 1); [$リスト.$A$3] ) - 1 )" office:value-type="float" office:value="3" calcext:value-type="float">
            <text:p>3</text:p>
          </table:table-cell>
          <table:table-cell table:formula="of:=( SEARCH( MID( [.$F27]; 5; 1); [$リスト.$A$3] ) - 1 )" office:value-type="float" office:value="7" calcext:value-type="float">
            <text:p>7</text:p>
          </table:table-cell>
          <table:table-cell table:formula="of:=( SEARCH( MID( [.$H27]; 1; 1); [$リスト.$A$3] ) - 1 )" office:value-type="float" office:value="19" calcext:value-type="float">
            <text:p>19</text:p>
          </table:table-cell>
          <table:table-cell table:formula="of:=( SEARCH( MID( [.$H27]; 2; 1); [$リスト.$A$3] ) - 1 )" office:value-type="float" office:value="25" calcext:value-type="float">
            <text:p>25</text:p>
          </table:table-cell>
          <table:table-cell table:formula="of:=( SEARCH( MID( [.$H27]; 3; 1); [$リスト.$A$3] ) - 1 )" office:value-type="float" office:value="29" calcext:value-type="float">
            <text:p>29</text:p>
          </table:table-cell>
        </table:table-row>
        <table:table-row table:style-name="ro1">
          <table:table-cell office:value-type="float" office:value="2" calcext:value-type="float">
            <text:p>2</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E28]; 2 )" office:value-type="string" office:string-value="1E" calcext:value-type="string">
            <text:p>1E</text:p>
          </table:table-cell>
          <table:table-cell table:formula="of:=DEC2HEX( [.AF28]; 2 )" office:value-type="string" office:string-value="02" calcext:value-type="string">
            <text:p>02</text:p>
          </table:table-cell>
          <table:table-cell table:formula="of:=DEC2HEX( [.AG28]; 2 )" office:value-type="string" office:string-value="00" calcext:value-type="string">
            <text:p>00</text:p>
          </table:table-cell>
          <table:table-cell table:formula="of:=DEC2HEX( [.AH28]; 2 )" office:value-type="string" office:string-value="04" calcext:value-type="string">
            <text:p>04</text:p>
          </table:table-cell>
          <table:table-cell table:formula="of:=DEC2HEX( [.AI28]; 2 )" office:value-type="string" office:string-value="00" calcext:value-type="string">
            <text:p>00</text:p>
          </table:table-cell>
          <table:table-cell table:formula="of:=DEC2HEX( [.AJ28]; 2 )" office:value-type="string" office:string-value="00" calcext:value-type="string">
            <text:p>00</text:p>
          </table:table-cell>
          <table:table-cell table:formula="of:=DEC2HEX( [.AK28]; 2 )" office:value-type="string" office:string-value="00" calcext:value-type="string">
            <text:p>00</text:p>
          </table:table-cell>
          <table:table-cell table:formula="of:=DEC2HEX( [.AL28]; 2 )" office:value-type="string" office:string-value="10" calcext:value-type="string">
            <text:p>10</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01" calcext:value-type="string">
            <text:p>01</text:p>
          </table:table-cell>
          <table:table-cell table:formula="of:=DEC2HEX( [.AP28]; 2 )" office:value-type="string" office:string-value="00" calcext:value-type="string">
            <text:p>0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0" calcext:value-type="string">
            <text:p>00</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8" calcext:value-type="string">
            <text:p>08</text:p>
          </table:table-cell>
          <table:table-cell table:formula="of:=DEC2HEX( [.AW28]; 2 )" office:value-type="string" office:string-value="02" calcext:value-type="string">
            <text:p>02</text:p>
          </table:table-cell>
          <table:table-cell table:formula="of:=DEC2HEX( [.AX28]; 2 )" office:value-type="string" office:string-value="00" calcext:value-type="string">
            <text:p>00</text:p>
          </table:table-cell>
          <table:table-cell/>
          <table:table-cell table:formula="of:=MOD( [.AZ28] + 60; 64 )" office:value-type="float" office:value="30" calcext:value-type="float">
            <text:p>30</text:p>
          </table:table-cell>
          <table:table-cell table:formula="of:=MOD( [.BA28] - [.AZ28] + 60; 64 )" office:value-type="float" office:value="2" calcext:value-type="float">
            <text:p>2</text:p>
          </table:table-cell>
          <table:table-cell table:formula="of:=MOD( [.BB28] - [.BA28] + 60; 64 )" office:value-type="float" office:value="0" calcext:value-type="float">
            <text:p>0</text:p>
          </table:table-cell>
          <table:table-cell table:formula="of:=MOD( [.BC28] - [.BB28] + 60; 64 )" office:value-type="float" office:value="4" calcext:value-type="float">
            <text:p>4</text:p>
          </table:table-cell>
          <table:table-cell table:formula="of:=MOD( [.BD28] - [.BC28] + 60; 64 )" office:value-type="float" office:value="0" calcext:value-type="float">
            <text:p>0</text:p>
          </table:table-cell>
          <table:table-cell table:formula="of:=MOD( [.BE28] - [.BD28] + 60; 64 )" office:value-type="float" office:value="0" calcext:value-type="float">
            <text:p>0</text:p>
          </table:table-cell>
          <table:table-cell table:formula="of:=MOD( [.BF28] - [.BE28] + 60; 64 )" office:value-type="float" office:value="0" calcext:value-type="float">
            <text:p>0</text:p>
          </table:table-cell>
          <table:table-cell table:formula="of:=MOD( [.BG28] - [.BF28] + 60; 64 )" office:value-type="float" office:value="16" calcext:value-type="float">
            <text:p>16</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 calcext:value-type="float">
            <text:p>1</text:p>
          </table:table-cell>
          <table:table-cell table:formula="of:=MOD( [.BK28] - [.BJ28] + 60; 64 )" office:value-type="float" office:value="0" calcext:value-type="float">
            <text:p>0</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0" calcext:value-type="float">
            <text:p>0</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8" calcext:value-type="float">
            <text:p>8</text:p>
          </table:table-cell>
          <table:table-cell table:formula="of:=MOD( [.BR28] - [.BQ28] + 60; 64 )" office:value-type="float" office:value="2" calcext:value-type="float">
            <text:p>2</text:p>
          </table:table-cell>
          <table:table-cell table:formula="of:=MOD( [.BS28] - [.BR28] + 60; 64 )" office:value-type="float" office:value="0" calcext:value-type="float">
            <text:p>0</text:p>
          </table:table-cell>
          <table:table-cell/>
          <table:table-cell table:formula="of:=( SEARCH( MID( [.$B28]; 1; 1); [$リスト.$A$3] ) - 1 )" office:value-type="float" office:value="34" calcext:value-type="float">
            <text:p>34</text:p>
          </table:table-cell>
          <table:table-cell table:formula="of:=( SEARCH( MID( [.$B28]; 2; 1); [$リスト.$A$3] ) - 1 )" office:value-type="float" office:value="40" calcext:value-type="float">
            <text:p>40</text:p>
          </table:table-cell>
          <table:table-cell table:formula="of:=( SEARCH( MID( [.$B28]; 3; 1); [$リスト.$A$3] ) - 1 )" office:value-type="float" office:value="44" calcext:value-type="float">
            <text:p>44</text:p>
          </table:table-cell>
          <table:table-cell table:formula="of:=( SEARCH( MID( [.$B28]; 4; 1); [$リスト.$A$3] ) - 1 )" office:value-type="float" office:value="52" calcext:value-type="float">
            <text:p>52</text:p>
          </table:table-cell>
          <table:table-cell table:formula="of:=( SEARCH( MID( [.$B28]; 5; 1); [$リスト.$A$3] ) - 1 )" office:value-type="float" office:value="56" calcext:value-type="float">
            <text:p>56</text:p>
          </table:table-cell>
          <table:table-cell table:formula="of:=( SEARCH( MID( [.$D28]; 1; 1); [$リスト.$A$3] ) - 1 )" office:value-type="float" office:value="60" calcext:value-type="float">
            <text:p>60</text:p>
          </table:table-cell>
          <table:table-cell table:formula="of:=( SEARCH( MID( [.$D28]; 2; 1); [$リスト.$A$3] ) - 1 )" office:value-type="float" office:value="0" calcext:value-type="float">
            <text:p>0</text:p>
          </table:table-cell>
          <table:table-cell table:formula="of:=( SEARCH( MID( [.$D28]; 3; 1); [$リスト.$A$3] ) - 1 )" office:value-type="float" office:value="20" calcext:value-type="float">
            <text:p>20</text:p>
          </table:table-cell>
          <table:table-cell table:formula="of:=( SEARCH( MID( [.$D28]; 4; 1); [$リスト.$A$3] ) - 1 )" office:value-type="float" office:value="24" calcext:value-type="float">
            <text:p>24</text:p>
          </table:table-cell>
          <table:table-cell table:formula="of:=( SEARCH( MID( [.$D28]; 5; 1); [$リスト.$A$3] ) - 1 )" office:value-type="float" office:value="28" calcext:value-type="float">
            <text:p>28</text:p>
          </table:table-cell>
          <table:table-cell table:formula="of:=( SEARCH( MID( [.$D28]; 6; 1); [$リスト.$A$3] ) - 1 )" office:value-type="float" office:value="33" calcext:value-type="float">
            <text:p>33</text:p>
          </table:table-cell>
          <table:table-cell table:formula="of:=( SEARCH( MID( [.$D28]; 7; 1); [$リスト.$A$3] ) - 1 )" office:value-type="float" office:value="37" calcext:value-type="float">
            <text:p>37</text:p>
          </table:table-cell>
          <table:table-cell table:formula="of:=( SEARCH( MID( [.$F28]; 1; 1); [$リスト.$A$3] ) - 1 )" office:value-type="float" office:value="41" calcext:value-type="float">
            <text:p>41</text:p>
          </table:table-cell>
          <table:table-cell table:formula="of:=( SEARCH( MID( [.$F28]; 2; 1); [$リスト.$A$3] ) - 1 )" office:value-type="float" office:value="45" calcext:value-type="float">
            <text:p>45</text:p>
          </table:table-cell>
          <table:table-cell table:formula="of:=( SEARCH( MID( [.$F28]; 3; 1); [$リスト.$A$3] ) - 1 )" office:value-type="float" office:value="49" calcext:value-type="float">
            <text:p>49</text:p>
          </table:table-cell>
          <table:table-cell table:formula="of:=( SEARCH( MID( [.$F28]; 4; 1); [$リスト.$A$3] ) - 1 )" office:value-type="float" office:value="53" calcext:value-type="float">
            <text:p>53</text:p>
          </table:table-cell>
          <table:table-cell table:formula="of:=( SEARCH( MID( [.$F28]; 5; 1); [$リスト.$A$3] ) - 1 )" office:value-type="float" office:value="57" calcext:value-type="float">
            <text:p>57</text:p>
          </table:table-cell>
          <table:table-cell table:formula="of:=( SEARCH( MID( [.$H28]; 1; 1); [$リスト.$A$3] ) - 1 )" office:value-type="float" office:value="5" calcext:value-type="float">
            <text:p>5</text:p>
          </table:table-cell>
          <table:table-cell table:formula="of:=( SEARCH( MID( [.$H28]; 2; 1); [$リスト.$A$3] ) - 1 )" office:value-type="float" office:value="11" calcext:value-type="float">
            <text:p>11</text:p>
          </table:table-cell>
          <table:table-cell table:formula="of:=( SEARCH( MID( [.$H28]; 3; 1); [$リスト.$A$3] ) - 1 )" office:value-type="float" office:value="15" calcext:value-type="float">
            <text:p>15</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E30]; 2 )" office:value-type="string" office:string-value="28" calcext:value-type="string">
            <text:p>28</text:p>
          </table:table-cell>
          <table:table-cell table:formula="of:=DEC2HEX( [.AF30]; 2 )" office:value-type="string" office:string-value="03" calcext:value-type="string">
            <text:p>03</text:p>
          </table:table-cell>
          <table:table-cell table:formula="of:=DEC2HEX( [.AG30]; 2 )" office:value-type="string" office:string-value="00" calcext:value-type="string">
            <text:p>00</text:p>
          </table:table-cell>
          <table:table-cell table:formula="of:=DEC2HEX( [.AH30]; 2 )" office:value-type="string" office:string-value="24" calcext:value-type="string">
            <text:p>24</text:p>
          </table:table-cell>
          <table:table-cell table:formula="of:=DEC2HEX( [.AI30]; 2 )" office:value-type="string" office:string-value="00" calcext:value-type="string">
            <text:p>00</text:p>
          </table:table-cell>
          <table:table-cell table:formula="of:=DEC2HEX( [.AJ30]; 2 )" office:value-type="string" office:string-value="00" calcext:value-type="string">
            <text:p>00</text:p>
          </table:table-cell>
          <table:table-cell table:formula="of:=DEC2HEX( [.AK30]; 2 )" office:value-type="string" office:string-value="00" calcext:value-type="string">
            <text:p>00</text:p>
          </table:table-cell>
          <table:table-cell table:formula="of:=DEC2HEX( [.AL30]; 2 )" office:value-type="string" office:string-value="11" calcext:value-type="string">
            <text:p>11</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9" calcext:value-type="string">
            <text:p>09</text:p>
          </table:table-cell>
          <table:table-cell table:formula="of:=DEC2HEX( [.AP30]; 2 )" office:value-type="string" office:string-value="00" calcext:value-type="string">
            <text:p>00</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0" calcext:value-type="string">
            <text:p>00</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2" calcext:value-type="string">
            <text:p>02</text:p>
          </table:table-cell>
          <table:table-cell table:formula="of:=DEC2HEX( [.AX30]; 2 )" office:value-type="string" office:string-value="00" calcext:value-type="string">
            <text:p>00</text:p>
          </table:table-cell>
          <table:table-cell/>
          <table:table-cell table:formula="of:=MOD( [.AZ30] + 60; 64 )" office:value-type="float" office:value="40" calcext:value-type="float">
            <text:p>40</text:p>
          </table:table-cell>
          <table:table-cell table:formula="of:=MOD( [.BA30] - [.AZ30] + 60; 64 )" office:value-type="float" office:value="3" calcext:value-type="float">
            <text:p>3</text:p>
          </table:table-cell>
          <table:table-cell table:formula="of:=MOD( [.BB30] - [.BA30] + 60; 64 )" office:value-type="float" office:value="0" calcext:value-type="float">
            <text:p>0</text:p>
          </table:table-cell>
          <table:table-cell table:formula="of:=MOD( [.BC30] - [.BB30] + 60; 64 )" office:value-type="float" office:value="36" calcext:value-type="float">
            <text:p>36</text:p>
          </table:table-cell>
          <table:table-cell table:formula="of:=MOD( [.BD30] - [.BC30] + 60; 64 )" office:value-type="float" office:value="0" calcext:value-type="float">
            <text:p>0</text:p>
          </table:table-cell>
          <table:table-cell table:formula="of:=MOD( [.BE30] - [.BD30] + 60; 64 )" office:value-type="float" office:value="0" calcext:value-type="float">
            <text:p>0</text:p>
          </table:table-cell>
          <table:table-cell table:formula="of:=MOD( [.BF30] - [.BE30] + 60; 64 )" office:value-type="float" office:value="0" calcext:value-type="float">
            <text:p>0</text:p>
          </table:table-cell>
          <table:table-cell table:formula="of:=MOD( [.BG30] - [.BF30] + 60; 64 )" office:value-type="float" office:value="17" calcext:value-type="float">
            <text:p>17</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9" calcext:value-type="float">
            <text:p>9</text:p>
          </table:table-cell>
          <table:table-cell table:formula="of:=MOD( [.BK30] - [.BJ30] + 60; 64 )" office:value-type="float" office:value="0" calcext:value-type="float">
            <text:p>0</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0" calcext:value-type="float">
            <text:p>0</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2" calcext:value-type="float">
            <text:p>2</text:p>
          </table:table-cell>
          <table:table-cell table:formula="of:=MOD( [.BS30] - [.BR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2" calcext:value-type="float">
            <text:p>2</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E31]; 2 )" office:value-type="string" office:string-value="2D" calcext:value-type="string">
            <text:p>2D</text:p>
          </table:table-cell>
          <table:table-cell table:formula="of:=DEC2HEX( [.AF31]; 2 )" office:value-type="string" office:string-value="02" calcext:value-type="string">
            <text:p>02</text:p>
          </table:table-cell>
          <table:table-cell table:formula="of:=DEC2HEX( [.AG31]; 2 )" office:value-type="string" office:string-value="00" calcext:value-type="string">
            <text:p>00</text:p>
          </table:table-cell>
          <table:table-cell table:formula="of:=DEC2HEX( [.AH31]; 2 )" office:value-type="string" office:string-value="24" calcext:value-type="string">
            <text:p>24</text:p>
          </table:table-cell>
          <table:table-cell table:formula="of:=DEC2HEX( [.AI31]; 2 )" office:value-type="string" office:string-value="00" calcext:value-type="string">
            <text:p>00</text:p>
          </table:table-cell>
          <table:table-cell table:formula="of:=DEC2HEX( [.AJ31]; 2 )" office:value-type="string" office:string-value="00" calcext:value-type="string">
            <text:p>00</text:p>
          </table:table-cell>
          <table:table-cell table:formula="of:=DEC2HEX( [.AK31]; 2 )" office:value-type="string" office:string-value="10" calcext:value-type="string">
            <text:p>10</text:p>
          </table:table-cell>
          <table:table-cell table:formula="of:=DEC2HEX( [.AL31]; 2 )" office:value-type="string" office:string-value="11" calcext:value-type="string">
            <text:p>11</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09" calcext:value-type="string">
            <text:p>09</text:p>
          </table:table-cell>
          <table:table-cell table:formula="of:=DEC2HEX( [.AP31]; 2 )" office:value-type="string" office:string-value="00" calcext:value-type="string">
            <text:p>00</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0" calcext:value-type="string">
            <text:p>00</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2" calcext:value-type="string">
            <text:p>02</text:p>
          </table:table-cell>
          <table:table-cell table:formula="of:=DEC2HEX( [.AX31]; 2 )" office:value-type="string" office:string-value="00" calcext:value-type="string">
            <text:p>00</text:p>
          </table:table-cell>
          <table:table-cell/>
          <table:table-cell table:formula="of:=MOD( [.AZ31] + 60; 64 )" office:value-type="float" office:value="45" calcext:value-type="float">
            <text:p>45</text:p>
          </table:table-cell>
          <table:table-cell table:formula="of:=MOD( [.BA31] - [.AZ31] + 60; 64 )" office:value-type="float" office:value="2" calcext:value-type="float">
            <text:p>2</text:p>
          </table:table-cell>
          <table:table-cell table:formula="of:=MOD( [.BB31] - [.BA31] + 60; 64 )" office:value-type="float" office:value="0" calcext:value-type="float">
            <text:p>0</text:p>
          </table:table-cell>
          <table:table-cell table:formula="of:=MOD( [.BC31] - [.BB31] + 60; 64 )" office:value-type="float" office:value="36" calcext:value-type="float">
            <text:p>36</text:p>
          </table:table-cell>
          <table:table-cell table:formula="of:=MOD( [.BD31] - [.BC31] + 60; 64 )" office:value-type="float" office:value="0" calcext:value-type="float">
            <text:p>0</text:p>
          </table:table-cell>
          <table:table-cell table:formula="of:=MOD( [.BE31] - [.BD31] + 60; 64 )" office:value-type="float" office:value="0" calcext:value-type="float">
            <text:p>0</text:p>
          </table:table-cell>
          <table:table-cell table:formula="of:=MOD( [.BF31] - [.BE31] + 60; 64 )" office:value-type="float" office:value="16" calcext:value-type="float">
            <text:p>16</text:p>
          </table:table-cell>
          <table:table-cell table:formula="of:=MOD( [.BG31] - [.BF31] + 60; 64 )" office:value-type="float" office:value="17" calcext:value-type="float">
            <text:p>17</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9" calcext:value-type="float">
            <text:p>9</text:p>
          </table:table-cell>
          <table:table-cell table:formula="of:=MOD( [.BK31] - [.BJ31] + 60; 64 )" office:value-type="float" office:value="0" calcext:value-type="float">
            <text:p>0</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0" calcext:value-type="float">
            <text:p>0</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2" calcext:value-type="float">
            <text:p>2</text:p>
          </table:table-cell>
          <table:table-cell table:formula="of:=MOD( [.BS31] - [.BR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1:41:29.996000000</dc:date>
    <meta:editing-duration>PT1H37M19S</meta:editing-duration>
    <meta:editing-cycles>27</meta:editing-cycles>
    <meta:document-statistic meta:table-count="4" meta:cell-count="2136" meta:object-count="0"/>
  </office:meta>
</office:document-meta>
</file>